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style:font-name="Consolas" fo:font-size="10pt" style:font-size-asian="10pt" style:font-name-complex="Consolas1" style:font-size-complex="10pt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text-properties fo:color="#000000" style:font-name="Consolas" fo:font-size="10pt" style:font-size-asian="10pt" style:font-name-complex="Consolas1" style:font-size-complex="10pt"/>
    </style:style>
    <style:style style:name="P6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14ed27" officeooo:paragraph-rsid="0014ed27" style:font-size-asian="10pt" style:font-weight-asian="bold" style:font-name-complex="Consolas1" style:font-size-complex="10pt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14ed27" officeooo:paragraph-rsid="0014ed2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Consolas" fo:font-size="10pt" style:font-size-asian="10pt" style:font-name-complex="Consolas1" style:font-size-complex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640067" style:font-name="Consolas" fo:font-size="10pt" style:font-size-asian="10pt" style:font-name-complex="Consolas1" style:font-size-complex="10pt"/>
    </style:style>
    <style:style style:name="T7" style:family="text">
      <style:text-properties fo:color="#0000c0" style:font-name="Consolas" fo:font-size="10pt" style:font-size-asian="10pt" style:font-name-complex="Consolas1" style:font-size-complex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4c4c4c" style:font-name="Consolas" fo:font-size="10pt" style:font-size-asian="10pt" style:font-name-complex="Consolas1" style:font-size-complex="10pt"/>
    </style:style>
    <style:style style:name="T10" style:family="text">
      <style:text-properties fo:color="#2a00ff" style:font-name="Consolas" fo:font-size="10pt" style:font-size-asian="10pt" style:font-name-complex="Consolas1" style:font-size-complex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c48cff" style:font-name="Consolas" fo:font-size="10pt" style:font-size-asian="10pt" style:font-name-complex="Consolas1" style:font-size-complex="10pt"/>
    </style:style>
    <style:style style:name="T13" style:family="text">
      <style:text-properties fo:color="#c48cff" style:font-name="Monospace" fo:font-size="10pt" style:font-size-asian="10pt"/>
    </style:style>
    <style:style style:name="T14" style:family="text">
      <style:text-properties fo:color="#329399" style:font-name="Consolas" fo:font-size="10pt" style:font-size-asian="10pt" style:font-name-complex="Consolas1" style:font-size-complex="10pt"/>
    </style:style>
    <style:style style:name="T15" style:family="text">
      <style:text-properties fo:color="#329399" style:font-name="Consolas" fo:font-size="10pt" fo:font-style="italic" style:font-size-asian="10pt" style:font-style-asian="italic" style:font-name-complex="Consolas1" style:font-size-complex="10pt" style:font-style-complex="italic"/>
    </style:style>
    <style:style style:name="T16" style:family="text">
      <style:text-properties fo:color="#5e5eff" style:font-name="Consolas" fo:font-size="10pt" style:font-size-asian="10pt" style:font-name-complex="Consolas1" style:font-size-complex="10pt"/>
    </style:style>
    <style:style style:name="T17" style:family="text">
      <style:text-properties fo:color="#5e5eff" style:font-name="Monospace" fo:font-size="10pt" style:font-size-asian="10pt"/>
    </style:style>
    <style:style style:name="T18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ASSIGNMENT14.1</text:p>
      <text:p text:style-name="P7">Calculator.scala</text:p>
      <text:p text:style-name="P5"><text:span text:style-name="T3">class</text:span><text:span text:style-name="T18"> Calculator (a:Int,b:Int){</text:span></text:p>
      <text:p text:style-name="P8"><text:span text:style-name="T5"><text:s text:c="2"/></text:span><text:span text:style-name="T2">val</text:span><text:span text:style-name="T5"> </text:span><text:span text:style-name="T8">num1</text:span><text:span text:style-name="T5"> :Int = a</text:span></text:p>
      <text:p text:style-name="P8"><text:span text:style-name="T5"><text:s text:c="2"/></text:span><text:span text:style-name="T2">val</text:span><text:span text:style-name="T5"> </text:span><text:span text:style-name="T8">num2</text:span><text:span text:style-name="T5"> : Int = b</text:span></text:p>
      <text:p text:style-name="P8"><text:span text:style-name="T5"><text:s text:c="2"/></text:span><text:span text:style-name="T2">def</text:span><text:span text:style-name="T5"> sum():Unit = {println(</text:span><text:span text:style-name="T11">"sum <text:s/>="</text:span><text:span text:style-name="T5"> + (</text:span><text:span text:style-name="T8">num1</text:span><text:span text:style-name="T5"> + </text:span><text:span text:style-name="T8">num2</text:span><text:span text:style-name="T5">))}</text:span></text:p>
      <text:p text:style-name="P8"><text:span text:style-name="T5"><text:s text:c="2"/></text:span><text:span text:style-name="T2">def</text:span><text:span text:style-name="T5"> sum(c:Int):Unit = {println(</text:span><text:span text:style-name="T11">"sum overloading = "</text:span><text:span text:style-name="T5"> + (</text:span><text:span text:style-name="T8">num1</text:span><text:span text:style-name="T5"> + </text:span><text:span text:style-name="T8">num2</text:span><text:span text:style-name="T5"> + c))}</text:span></text:p>
      <text:p text:style-name="P8"><text:span text:style-name="T5"><text:s text:c="2"/></text:span><text:span text:style-name="T2">def</text:span><text:span text:style-name="T5"> sub():Unit = {println(</text:span><text:span text:style-name="T11">"difference = "</text:span><text:span text:style-name="T5"> + (</text:span><text:span text:style-name="T8">num1</text:span><text:span text:style-name="T5"> - </text:span><text:span text:style-name="T8">num2</text:span><text:span text:style-name="T5">))}</text:span></text:p>
      <text:p text:style-name="P8"><text:span text:style-name="T5"><text:s text:c="2"/></text:span><text:span text:style-name="T2">def</text:span><text:span text:style-name="T5"> mul():Unit = {println(</text:span><text:span text:style-name="T11">"multiplication = "</text:span><text:span text:style-name="T5"> + (</text:span><text:span text:style-name="T8">num1</text:span><text:span text:style-name="T5"> * </text:span><text:span text:style-name="T8">num2</text:span><text:span text:style-name="T5">))}</text:span></text:p>
      <text:p text:style-name="P8"><text:span text:style-name="T5"><text:s text:c="2"/></text:span><text:span text:style-name="T2">def</text:span><text:span text:style-name="T5"> mul(e:Int):Unit = {println(</text:span><text:span text:style-name="T11">"multiplication overloading = "</text:span><text:span text:style-name="T5"> + (</text:span><text:span text:style-name="T8">num1</text:span><text:span text:style-name="T5"> * </text:span><text:span text:style-name="T8">num2</text:span><text:span text:style-name="T5"> * e))}</text:span></text:p>
      <text:p text:style-name="P8"><text:span text:style-name="T5"><text:s text:c="2"/></text:span><text:span text:style-name="T2">def</text:span><text:span text:style-name="T5"> div():Unit = {println(</text:span><text:span text:style-name="T11">"division = "</text:span><text:span text:style-name="T5"> + (</text:span><text:span text:style-name="T8">num1</text:span><text:span text:style-name="T5"> / </text:span><text:span text:style-name="T8">num2</text:span><text:span text:style-name="T5">))} </text:span></text:p>
      <text:p text:style-name="P8"><text:span text:style-name="T5"><text:s text:c="2"/></text:span><text:span text:style-name="T2">def</text:span><text:span text:style-name="T5"> gcd(a: Int,b: Int): Unit = {</text:span></text:p>
      <text:p text:style-name="P8"><text:span text:style-name="T5"><text:s text:c="7"/></text:span><text:span text:style-name="T2">if</text:span><text:span text:style-name="T5">(b ==</text:span><text:span text:style-name="T13">0</text:span><text:span text:style-name="T5">) {println(</text:span><text:span text:style-name="T11">"GCD = "</text:span><text:span text:style-name="T5">+ a)} </text:span><text:span text:style-name="T2">else</text:span><text:span text:style-name="T5"> gcd(b, a%b)</text:span></text:p>
      <text:p text:style-name="P8"><text:span text:style-name="T5"><text:s text:c="4"/>}</text:span></text:p>
      <text:p text:style-name="P8"><text:span text:style-name="T5">}</text:span></text:p>
      <text:p text:style-name="P5"/>
      <text:p text:style-name="P6">calc.scala</text:p>
      <text:p text:style-name="Standard"><text:span text:style-name="T2">object</text:span><text:span text:style-name="T5"> calc {</text:span></text:p>
      <text:p text:style-name="P8"><text:span text:style-name="T5"><text:s text:c="2"/></text:span><text:span text:style-name="T2">def</text:span><text:span text:style-name="T5"> main(args:Array[String]){</text:span></text:p>
      <text:p text:style-name="P8"><text:span text:style-name="T5"><text:s text:c="4"/></text:span><text:span text:style-name="T2">val</text:span><text:span text:style-name="T5"> </text:span><text:span text:style-name="T17">result</text:span><text:span text:style-name="T5"> = </text:span><text:span text:style-name="T2">new</text:span><text:span text:style-name="T5"> Calculator(</text:span><text:span text:style-name="T13">10</text:span><text:span text:style-name="T5">,</text:span><text:span text:style-name="T13">10</text:span><text:span text:style-name="T5">)</text:span></text:p>
      <text:p text:style-name="P8"><text:span text:style-name="T5"><text:s text:c="4"/></text:span><text:span text:style-name="T17">result</text:span><text:span text:style-name="T5">.sum()</text:span></text:p>
      <text:p text:style-name="P8"><text:span text:style-name="T5"><text:s text:c="4"/></text:span><text:span text:style-name="T17">result</text:span><text:span text:style-name="T5">.sum(</text:span><text:span text:style-name="T13">10</text:span><text:span text:style-name="T5">)</text:span></text:p>
      <text:p text:style-name="P8"><text:span text:style-name="T5"><text:s text:c="4"/></text:span><text:span text:style-name="T17">result</text:span><text:span text:style-name="T5">.mul()</text:span></text:p>
      <text:p text:style-name="P8"><text:span text:style-name="T5"><text:s text:c="4"/></text:span><text:span text:style-name="T17">result</text:span><text:span text:style-name="T5">.mul(</text:span><text:span text:style-name="T13">10</text:span><text:span text:style-name="T5">)</text:span></text:p>
      <text:p text:style-name="P8"><text:span text:style-name="T5"><text:s text:c="4"/></text:span><text:span text:style-name="T17">result</text:span><text:span text:style-name="T5">.sub()</text:span></text:p>
      <text:p text:style-name="P8"><text:span text:style-name="T5"><text:s text:c="4"/></text:span><text:span text:style-name="T17">result</text:span><text:span text:style-name="T5">.div()</text:span></text:p>
      <text:p text:style-name="P8"><text:soft-page-break/><text:span text:style-name="T5"><text:s text:c="4"/></text:span><text:span text:style-name="T17">result</text:span><text:span text:style-name="T5">.gcd(</text:span><text:span text:style-name="T13">15</text:span><text:span text:style-name="T5">,</text:span><text:span text:style-name="T13">25</text:span><text:span text:style-name="T5">)</text:span></text:p>
      <text:p text:style-name="P8"><text:span text:style-name="T5"><text:s text:c="2"/>}</text:span></text:p>
      <text:p text:style-name="P8"><text:span text:style-name="T5">}</text:span></text:p>
      <text:p text:style-name="Standard"><text:span text:style-name="T18"/></text:p>
      <text:p text:style-name="P8"><text:span text:style-name="T5"><text:s text:c="4"/>}</text:span></text:p>
      <text:p text:style-name="P8"><text:span text:style-name="T5">}</text:span></text:p>
      <text:p text:style-name="P5"/>
      <text:p text:style-name="P5">Output</text:p>
      <text:p text:style-name="P1"><text:span text:style-name="T5">sum <text:s/>=20</text:span></text:p>
      <text:p text:style-name="P8"><text:span text:style-name="T5">sum overloading = 30</text:span></text:p>
      <text:p text:style-name="P8"><text:span text:style-name="T5">multiplication = 100</text:span></text:p>
      <text:p text:style-name="P8"><text:span text:style-name="T5">multiplication overloading = 1000</text:span></text:p>
      <text:p text:style-name="P8"><text:span text:style-name="T5">difference = 0</text:span></text:p>
      <text:p text:style-name="P8"><text:span text:style-name="T5">division = 1</text:span></text:p>
      <text:p text:style-name="P8"><text:span text:style-name="T5">GCD = 5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L</meta:initial-creator>
    <meta:editing-cycles>4</meta:editing-cycles>
    <meta:creation-date>2017-10-15T12:54:00</meta:creation-date>
    <dc:date>2017-11-13T23:17:36.374064314</dc:date>
    <meta:editing-duration>PT7S</meta:editing-duration>
    <meta:generator>LibreOffice/4.2.8.2$Linux_X86_64 LibreOffice_project/420$Build-2</meta:generator>
    <dc:creator>Acadgild </dc:creator>
    <meta:document-statistic meta:table-count="0" meta:image-count="0" meta:object-count="0" meta:page-count="2" meta:paragraph-count="38" meta:word-count="144" meta:character-count="940" meta:non-whitespace-character-count="7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